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3in" style:rel-width="75%" table:align="center" style:writing-mode="lr-tb"/>
    </style:style>
    <style:style style:name="Table2.A" style:family="table-column">
      <style:table-column-properties style:column-width="3in" style:rel-column-width="6394*"/>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1" style:font-size-asian="10pt" style:font-name-complex="DejaVu Sans1" style:font-size-complex="10pt"/>
    </style:style>
    <style:style style:name="P4" style:family="paragraph" style:parent-style-name="Header_20_left">
      <style:paragraph-properties fo:margin-top="0in" fo:margin-bottom="0in" style:contextual-spacing="false"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5" style:family="paragraph" style:parent-style-name="Header_20_left">
      <style:paragraph-properties fo:margin-top="0in" fo:margin-bottom="0in" style:contextual-spacing="false"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6" style:family="paragraph" style:parent-style-name="Horizontal_20_Line">
      <style:text-properties style:font-name="DejaVu Sans" style:font-name-asian="DejaVu Sans1" style:font-name-complex="DejaVu Sans1"/>
    </style:style>
    <style:style style:name="P7" style:family="paragraph" style:parent-style-name="Standard">
      <style:paragraph-properties fo:line-height="150%" fo:break-before="page"/>
      <style:text-properties style:font-name="Liberation Mono1" fo:font-size="16pt" style:font-size-asian="14pt" style:font-size-complex="16pt"/>
    </style:style>
    <style:style style:name="P8" style:family="paragraph" style:parent-style-name="CSP_20_-_20_Front_20_Matter_20_Body_20_Text">
      <style:paragraph-properties fo:line-height="150%" fo:text-align="start" style:justify-single-word="false" fo:break-before="page"/>
      <style:text-properties style:font-name="Liberation Mono1" fo:font-size="16pt" fo:font-weight="normal" style:font-size-asian="16pt" style:font-weight-asian="normal" style:font-name-complex="Garamond" style:font-size-complex="16pt" style:font-weight-complex="normal"/>
    </style:style>
    <style:style style:name="P9" style:family="paragraph" style:parent-style-name="CSP_20_-_20_Front_20_Matter_20_Body_20_Text">
      <style:paragraph-properties fo:line-height="150%" fo:text-align="start" style:justify-single-word="false"/>
      <style:text-properties style:font-name="Liberation Mono1" fo:font-size="16pt" fo:font-weight="normal" style:font-size-asian="16pt" style:font-weight-asian="normal" style:font-name-complex="Garamond" style:font-size-complex="16pt" style:font-weight-complex="normal"/>
    </style:style>
    <style:style style:name="P10" style:family="paragraph" style:parent-style-name="CSP_20_-_20_Front_20_Matter_20_Body_20_Text" style:master-page-name="">
      <loext:graphic-properties draw:fill-hatch-name="hatch"/>
      <style:paragraph-properties fo:line-height="150%" fo:text-align="start" style:justify-single-word="false" fo:hyphenation-ladder-count="no-limit" style:page-number="auto"/>
      <style:text-properties style:font-name="Liberation Mono1" fo:font-size="16pt" fo:font-weight="normal" style:font-size-asian="16pt" style:font-weight-asian="normal" style:font-name-complex="Garamond" style:font-size-complex="16pt" style:font-weight-complex="normal" fo:hyphenate="false" fo:hyphenation-remain-char-count="2" fo:hyphenation-push-char-count="2" loext:hyphenation-no-caps="true"/>
    </style:style>
    <style:style style:name="P11" style:family="paragraph" style:parent-style-name="Text_20_body">
      <style:text-properties style:font-name="Liberation Mono1" fo:font-size="16pt" fo:font-weight="normal" style:font-size-asian="16pt" style:font-weight-asian="normal" style:font-name-complex="Garamond" style:font-size-complex="16pt" style:font-weight-complex="normal"/>
    </style:style>
    <style:style style:name="P12" style:family="paragraph" style:parent-style-name="Text_20_body">
      <style:paragraph-properties fo:margin-left="0in" fo:margin-right="0.3429in" fo:line-height="150%" fo:text-align="center" style:justify-single-word="false" fo:text-indent="0in" style:auto-text-indent="false"/>
      <style:text-properties style:font-name="Liberation Mono1" fo:font-size="20pt" fo:font-weight="bold" style:font-size-asian="20pt" style:font-weight-asian="bold" style:font-size-complex="20pt" style:font-weight-complex="bold"/>
    </style:style>
    <style:style style:name="P13" style:family="paragraph" style:parent-style-name="Standard">
      <style:paragraph-properties fo:margin-top="0in" fo:margin-bottom="0in" style:contextual-spacing="false" fo:line-height="100%" fo:text-align="center" style:justify-single-word="false"/>
      <style:text-properties style:font-name="Liberation Mono1" fo:font-size="20pt" style:font-size-asian="20pt" style:font-name-complex="Garamond" style:font-size-complex="20pt"/>
    </style:style>
    <style:style style:name="P14" style:family="paragraph" style:parent-style-name="Standard">
      <style:paragraph-properties fo:margin-top="0in" fo:margin-bottom="0in" style:contextual-spacing="false" fo:line-height="100%" fo:text-align="center" style:justify-single-word="false"/>
      <style:text-properties style:font-name="Liberation Mono1" fo:font-size="12pt" style:font-size-asian="12pt" style:font-name-complex="Garamond" style:font-size-complex="12pt"/>
    </style:style>
    <style:style style:name="P15" style:family="paragraph" style:parent-style-name="Standard">
      <style:paragraph-properties fo:margin-top="0in" fo:margin-bottom="0.1945in" style:contextual-spacing="false" fo:line-height="100%" fo:text-align="center" style:justify-single-word="false"/>
      <style:text-properties style:font-name="Liberation Mono1" fo:font-size="18pt" style:font-size-asian="18pt" style:font-name-complex="Garamond" style:font-size-complex="18pt"/>
    </style:style>
    <style:style style:name="P16" style:family="paragraph" style:parent-style-name="Standard">
      <style:paragraph-properties fo:margin-top="0in" fo:margin-bottom="0in" style:contextual-spacing="false" fo:line-height="100%" fo:text-align="center" style:justify-single-word="false"/>
      <style:text-properties style:font-name="Liberation Mono1" fo:font-size="10pt" style:font-size-asian="10pt" style:font-name-complex="Garamond" style:font-size-complex="10pt"/>
    </style:style>
    <style:style style:name="P17" style:family="paragraph" style:parent-style-name="Standard">
      <style:paragraph-properties fo:margin-top="0in" fo:margin-bottom="0.1945in" style:contextual-spacing="false" fo:line-height="100%" fo:text-align="center" style:justify-single-word="false"/>
      <style:text-properties style:font-name="Garamond" fo:font-size="10pt" style:font-size-asian="10pt" style:font-name-complex="CenturyGothic" style:font-size-complex="10pt"/>
    </style:style>
    <style:style style:name="P18"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9"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20"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21"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22"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23" style:family="paragraph" style:parent-style-name="CSP_20_-_20_Chapter_20_Body_20_Text">
      <style:text-properties style:font-name="Garamond" fo:font-size="22pt" style:font-size-asian="22pt" style:font-name-complex="Garamond" style:font-size-complex="22pt" style:font-style-complex="italic"/>
    </style:style>
    <style:style style:name="P24"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25" style:family="paragraph" style:parent-style-name="CSP_20_-_20_Chapter_20_Body_20_Text">
      <style:paragraph-properties fo:break-before="page"/>
      <style:text-properties style:font-name="Garamond" style:font-name-complex="Garamond"/>
    </style:style>
    <style:style style:name="P26" style:family="paragraph" style:parent-style-name="CSP_20_-_20_Chapter_20_Body_20_Text">
      <style:text-properties style:font-name="Garamond" style:font-name-complex="Garamond"/>
    </style:style>
    <style:style style:name="P27"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28"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29" style:family="paragraph" style:parent-style-name="Standard">
      <style:paragraph-properties fo:margin-top="0in" fo:margin-bottom="0.1945in" style:contextual-spacing="false" fo:line-height="100%" fo:text-align="center" style:justify-single-word="false"/>
      <style:text-properties style:font-name="Garamond" fo:font-size="18pt" officeooo:paragraph-rsid="00303462" style:font-size-asian="18pt" style:font-name-complex="Garamond" style:font-size-complex="18pt"/>
    </style:style>
    <style:style style:name="P30" style:family="paragraph" style:parent-style-name="Standard">
      <style:paragraph-properties fo:margin-top="0in" fo:margin-bottom="0in" style:contextual-spacing="false" fo:line-height="100%" fo:text-align="center" style:justify-single-word="false"/>
    </style:style>
    <style:style style:name="P31" style:family="paragraph" style:parent-style-name="Standard">
      <style:paragraph-properties fo:line-height="100%" fo:text-align="center" style:justify-single-word="false"/>
    </style:style>
    <style:style style:name="P32" style:family="paragraph" style:parent-style-name="CSP_20_-_20_Chapter_20_Title">
      <style:paragraph-properties fo:break-before="page"/>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6" style:family="paragraph" style:parent-style-name="Preformatted_20_Text">
      <style:paragraph-properties fo:text-align="center" style:justify-single-word="false"/>
      <style:text-properties style:font-name="Liberation Serif" fo:font-size="12pt" officeooo:rsid="0019de23" officeooo:paragraph-rsid="0019de23" style:font-size-asian="12pt" style:font-size-complex="12pt"/>
    </style:style>
    <style:style style:name="P37" style:family="paragraph" style:parent-style-name="Preformatted_20_Text">
      <style:paragraph-properties fo:text-align="center" style:justify-single-word="false"/>
      <style:text-properties style:font-name="Liberation Serif" fo:font-size="12pt" fo:font-style="italic" officeooo:paragraph-rsid="0009931b" style:font-size-asian="12pt" style:font-style-asian="italic" style:font-size-complex="12pt" style:font-style-complex="italic"/>
    </style:style>
    <style:style style:name="P38" style:family="paragraph" style:parent-style-name="Preformatted_20_Text">
      <style:paragraph-properties fo:text-align="center" style:justify-single-word="false"/>
      <style:text-properties style:font-name="Liberation Serif" fo:font-size="12pt" fo:font-style="normal" officeooo:rsid="00289064" officeooo:paragraph-rsid="00289064" style:font-size-asian="12pt" style:font-style-asian="normal" style:font-size-complex="12pt" style:font-style-complex="normal"/>
    </style:style>
    <style:style style:name="P39"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40" style:family="paragraph" style:parent-style-name="Standard" style:master-page-name="">
      <loext:graphic-properties draw:fill-hatch-name="hatch"/>
      <style:paragraph-properties fo:hyphenation-ladder-count="no-limit" style:page-number="auto"/>
      <style:text-properties fo:hyphenate="false" fo:hyphenation-remain-char-count="2" fo:hyphenation-push-char-count="2" loext:hyphenation-no-caps="true"/>
    </style:style>
    <style:style style:name="P41" style:family="paragraph" style:parent-style-name="Contents_20_1">
      <style:paragraph-properties>
        <style:tab-stops>
          <style:tab-stop style:position="4in" style:type="right" style:leader-style="dotted" style:leader-text="."/>
        </style:tab-stops>
      </style:paragraph-properties>
    </style:style>
    <style:style style:name="P42"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43"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1"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Text_20_body" style:master-page-name="Standard">
      <style:paragraph-properties fo:line-height="150%" fo:text-align="center" style:justify-single-word="false" style:page-number="auto"/>
      <style:text-properties style:font-name="Liberation Mono1" fo:font-size="20pt" fo:font-weight="bold" style:font-size-asian="20pt" style:font-weight-asian="bold" style:font-size-complex="20pt" style:font-weight-complex="bold"/>
    </style:style>
    <style:style style:name="P45" style:family="paragraph" style:parent-style-name="CSP_20_-_20_Chapter_20_Title" style:master-page-name="Numbers">
      <style:paragraph-properties style:page-number="1"/>
    </style:style>
    <style:style style:name="P46" style:family="paragraph" style:parent-style-name="CSP_20_-_20_Front_20_Matter_20_Body_20_Text" style:master-page-name="Standard">
      <style:paragraph-properties fo:line-height="150%" fo:text-align="start" style:justify-single-word="false" style:page-number="auto"/>
      <style:text-properties style:font-name="Liberation Mono1" fo:font-size="16pt" fo:font-weight="normal" style:font-size-asian="16pt" style:font-weight-asian="normal" style:font-name-complex="Garamond" style:font-size-complex="16pt" style:font-weight-complex="normal"/>
    </style:style>
    <style:style style:name="P47" style:family="paragraph" style:parent-style-name="Contents_20_Heading" style:master-page-name="Standard">
      <style:paragraph-properties style:page-number="1"/>
    </style:style>
    <style:style style:name="P48" style:family="paragraph" style:parent-style-name="Header_20_left" style:master-page-name="">
      <loext:graphic-properties draw:fill-gradient-name="Gradient_20_1" draw:fill-hatch-name="hatch"/>
      <style:paragraph-properties fo:margin-top="0in" fo:margin-bottom="0in" style:contextual-spacing="false" fo:text-align="start" style:justify-single-word="false" fo:hyphenation-ladder-count="no-limit" style:page-number="auto"/>
      <style:text-properties style:font-name="Liberation Mono1" fo:font-size="16pt" style:font-name-asian="DejaVu Sans1" style:font-size-asian="16pt" style:font-name-complex="DejaVu Sans1" style:font-size-complex="16pt" fo:hyphenate="false" fo:hyphenation-remain-char-count="2" fo:hyphenation-push-char-count="2" loext:hyphenation-no-caps="true"/>
    </style:style>
    <style:style style:name="P49" style:family="paragraph" style:parent-style-name="Preformatted_20_Text">
      <style:paragraph-properties fo:text-align="center" style:justify-single-word="false"/>
      <style:text-properties style:font-name="Liberation Serif" fo:font-size="12pt" style:font-size-asian="12pt" style:font-size-complex="12pt"/>
    </style:style>
    <style:style style:name="P50" style:family="paragraph" style:parent-style-name="Preformatted_20_Text">
      <style:paragraph-properties fo:text-align="center" style:justify-single-word="false"/>
      <style:text-properties style:font-name="Liberation Serif" fo:font-size="12pt" officeooo:rsid="00346b5f" officeooo:paragraph-rsid="00346b5f" style:font-size-asian="12pt" style:font-size-complex="12pt"/>
    </style:style>
    <style:style style:name="T1" style:family="text">
      <style:text-properties style:font-name-asian="DejaVu Sans1" style:font-name-complex="DejaVu Sans1"/>
    </style:style>
    <style:style style:name="T2" style:family="text">
      <style:text-properties style:font-name="Liberation Mono1" fo:font-size="16pt" style:font-size-asian="16pt" style:font-size-complex="16pt"/>
    </style:style>
    <style:style style:name="T3" style:family="text">
      <style:text-properties style:font-name="Liberation Mono1" fo:font-size="16pt" fo:font-style="italic" style:font-size-asian="16pt" style:font-style-asian="italic" style:font-size-complex="16pt" style:font-style-complex="italic"/>
    </style:style>
    <style:style style:name="T4" style:family="text">
      <style:text-properties style:font-name="Liberation Mono1" fo:font-size="16pt" style:font-size-asian="14pt" style:font-size-complex="16pt"/>
    </style:style>
    <style:style style:name="T5" style:family="text">
      <style:text-properties style:font-name="Liberation Mono1" fo:font-size="16pt" officeooo:rsid="000d4b20" style:font-size-asian="14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39fd6"/>
    </style:style>
    <style:style style:name="T12" style:family="text">
      <style:text-properties officeooo:rsid="00282fc6"/>
    </style:style>
    <style:style style:name="T13" style:family="text">
      <style:text-properties officeooo:rsid="002c48fa"/>
    </style:style>
    <style:style style:name="T14" style:family="text">
      <style:text-properties officeooo:rsid="002e10d6"/>
    </style:style>
    <style:style style:name="T15" style:family="text">
      <style:text-properties officeooo:rsid="00346b5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Horizontal_20_Line"/>
      <text:p text:style-name="P13">Mental Dimensions</text:p>
      <text:p text:style-name="P14">Tales of Fantasy for a New Generation</text:p>
      <text:p text:style-name="P14"/>
      <text:p text:style-name="P16">1st Edition</text:p>
      <text:p text:style-name="Horizontal_20_Line"/>
      <text:p text:style-name="P14"/>
      <text:p text:style-name="P24"/>
      <text:p text:style-name="P24"/>
      <text:p text:style-name="P24"/>
      <text:p text:style-name="P27"/>
      <text:p text:style-name="P29"/>
      <text:p text:style-name="P29"/>
      <text:p text:style-name="Horizontal_20_Line"/>
      <text:p text:style-name="P15">Andrew G. Alt</text:p>
      <text:p text:style-name="Horizontal_20_Line"/>
      <text:p text:style-name="P27"/>
      <text:p text:style-name="P28"><text:soft-page-break/></text:p>
      <text:p text:style-name="P17"/>
      <text:p text:style-name="P18"/>
      <text:p text:style-name="P31"/>
      <text:p text:style-name="P31"/>
      <text:p text:style-name="P35">Mental Dimensions</text:p>
      <text:p text:style-name="P35">Tales of Fantasy for a New Generation</text:p>
      <text:p text:style-name="P35">May 2014</text:p>
      <text:p text:style-name="P35"/>
      <text:p text:style-name="P35">Copyright © 2014 by Andrew G. Alt</text:p>
      <text:p text:style-name="P35">All rights reserved.</text:p>
      <text:p text:style-name="P35"/>
      <text:p text:style-name="P35">ISBN-13: 9798809557115</text:p>
      <text:p text:style-name="P50"/>
      <text:p text:style-name="P50">10 9 8 7 6 5 4 3 2</text:p>
      <text:p text:style-name="P35"/>
      <text:p text:style-name="P36"><text:span text:style-name="T14">First hardcover</text:span> <text:span text:style-name="T14">e</text:span>dition release<text:span text:style-name="T12">d</text:span> <text:span text:style-name="T15">xxx</text:span> 2022</text:p>
      <text:p text:style-name="P35"/>
      <text:p text:style-name="P35">Web site: http://mentaldimensions.net/</text:p>
      <text:p text:style-name="P35"/>
      <table:table table:name="Table2" table:style-name="Table2">
        <table:table-column table:style-name="Table2.A"/>
        <table:table-row table:style-name="TableLine93943449214464">
          <table:table-cell table:style-name="Table2.A1" office:value-type="string">
            <text:p text:style-name="P37">This book is a work of fiction. Names, characters, locations, and incidents are products of the author’s imagination. Any resemblance to actual events or places or persons, living or dead, is coincidental.</text:p>
          </table:table-cell>
        </table:table-row>
      </table:table>
      <text:p text:style-name="P35"/>
      <text:p text:style-name="P35"/>
      <text:p text:style-name="P38">Publisher: Andrew G. Alt</text:p>
      <text:p text:style-name="P43"/>
      <text:p text:style-name="P3"/>
      <text:p text:style-name="P3"/>
      <text:p text:style-name="P3"/>
      <text:p text:style-name="P3"/>
      <text:p text:style-name="P3"/>
      <text:p text:style-name="P3"/>
      <text:p text:style-name="P3"/>
      <text:p text:style-name="P3"/>
      <text:p text:style-name="P3"/>
      <text:p text:style-name="P6"/>
      <text:p text:style-name="P48">To George and Kate – may they rest with their Lord in eternal peace</text:p>
      <text:p text:style-name="P6"/>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Contents</text:p>
          </text:index-title>
          <text:p text:style-name="P41"><text:a xlink:type="simple" xlink:href="#__RefHeading___Toc1427_255420714" text:style-name="Index_20_Link" text:visited-style-name="Index_20_Link">Hovering on the Winds of Thought<text:tab/>1</text:a></text:p>
          <text:p text:style-name="P41"><text:a xlink:type="simple" xlink:href="#__RefHeading___Toc1543_255420714" text:style-name="Index_20_Link" text:visited-style-name="Index_20_Link">The Search for the Enchanted Balls<text:tab/>7</text:a></text:p>
          <text:p text:style-name="P41"><text:a xlink:type="simple" xlink:href="#__RefHeading___Toc1555_255420714" text:style-name="Index_20_Link" text:visited-style-name="Index_20_Link">The Obedient Parents<text:tab/>15</text:a></text:p>
          <text:p text:style-name="P41"><text:a xlink:type="simple" xlink:href="#__RefHeading___Toc1557_255420714" text:style-name="Index_20_Link" text:visited-style-name="Index_20_Link">James's Love<text:tab/>29</text:a></text:p>
          <text:p text:style-name="P41"><text:a xlink:type="simple" xlink:href="#__RefHeading___Toc1559_255420714" text:style-name="Index_20_Link" text:visited-style-name="Index_20_Link">The Grasshopper and the Cliff<text:tab/>37</text:a></text:p>
          <text:p text:style-name="P41"><text:a xlink:type="simple" xlink:href="#__RefHeading___Toc1561_255420714" text:style-name="Index_20_Link" text:visited-style-name="Index_20_Link">The Problematic 6000<text:tab/>41</text:a></text:p>
          <text:p text:style-name="P41"><text:a xlink:type="simple" xlink:href="#__RefHeading___Toc1563_255420714" text:style-name="Index_20_Link" text:visited-style-name="Index_20_Link">The Camel in the Desert<text:tab/>59</text:a></text:p>
          <text:p text:style-name="P41"><text:a xlink:type="simple" xlink:href="#__RefHeading___Toc1565_255420714" text:style-name="Index_20_Link" text:visited-style-name="Index_20_Link">The Magic Brain<text:tab/>65</text:a></text:p>
          <text:p text:style-name="P41"><text:a xlink:type="simple" xlink:href="#__RefHeading___Toc1567_255420714" text:style-name="Index_20_Link" text:visited-style-name="Index_20_Link">The Prisoner<text:tab/>77</text:a></text:p>
          <text:p text:style-name="P41"><text:a xlink:type="simple" xlink:href="#__RefHeading___Toc1569_255420714" text:style-name="Index_20_Link" text:visited-style-name="Index_20_Link">The Blind Man and His Neighbors<text:tab/>83</text:a></text:p>
          <text:p text:style-name="P41"><text:a xlink:type="simple" xlink:href="#__RefHeading___Toc1571_255420714" text:style-name="Index_20_Link" text:visited-style-name="Index_20_Link">William and Mary<text:tab/>91</text:a></text:p>
          <text:p text:style-name="P41"><text:a xlink:type="simple" xlink:href="#__RefHeading___Toc1573_255420714" text:style-name="Index_20_Link" text:visited-style-name="Index_20_Link">Mount Solation<text:tab/>105</text:a></text:p>
          <text:p text:style-name="P41"><text:a xlink:type="simple" xlink:href="#__RefHeading___Toc1575_255420714" text:style-name="Index_20_Link" text:visited-style-name="Index_20_Link">The Money Trees<text:tab/>119</text:a></text:p>
        </text:index-body>
      </text:table-of-content>
      <text:p text:style-name="P11"/>
      <text:p text:style-name="P8"/>
      <text:p text:style-name="P46"/>
      <text:p text:style-name="P9"/>
      <text:p text:style-name="P9"/>
      <text:p text:style-name="P9"/>
      <text:p text:style-name="P9"><text:line-break/></text:p>
      <text:p text:style-name="P9"/>
      <text:p text:style-name="P9"/>
      <text:p text:style-name="Horizontal_20_Line"/>
      <text:p text:style-name="P10">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9"/>
      <text:p text:style-name="P44"/>
      <text:h text:style-name="P45" text:outline-level="1"><text:bookmark-start text:name="__RefHeading___Toc1427_255420714"/>Hovering on the Winds of Thought<text:bookmark-end text:name="__RefHeading___Toc1427_255420714"/></text:h>
      <text:p text:style-name="Standard"><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Standard"><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text:span><text:soft-page-break/><text:span text:style-name="T2">lost in a misty void and felt incoherent and incomplete. For many years they aimlessly floated through the darkness. Then one day, they lightly touched several confused consonants that were hovering upon a lazy breeze passing nearby.</text:span></text:p>
      <text:p text:style-name="Standard"><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mer guests.</text:span></text:p>
      <text:p text:style-name="Standard"><text:tab/>Fully developed chapters eagerly sprouted from the sentences and gently caressed all the characters that had joined together. As the chapters aged, <text:soft-page-break/>a book lovingly wrapped around them, giving them shelter from dangerous erasers, wet and fiery storms, and anything else that might <text:span text:style-name="T13">disrupt</text:span> their cohesi<text:span text:style-name="T13">on</text:span>. A quickly-passing thought transformed into a title and rested upon the face of the book. The title found comfort upon its new bed and happily decided to remain.</text:p>
      <text:p text:style-name="Standard"><text:tab/>Suddenly a strong wind grabbed the book and carried it from the void and into the hands of a smiling child. There was much time spent within the book, and the book was spent within time. It endured many storms and many thoughts.</text:p>
      <text:p text:style-name="Standard"><text:tab/>Sadly, after many years, the book dissolved into a mist. Its characters were thoughtlessly scattered into a void.</text:p>
      <text:p text:style-name="P33"><text:span text:style-name="T2"><text:tab/>In the void, a lonely time later, there was a </text:span><text:span text:style-name="Emphasis"><text:span text:style-name="T2">space</text:span></text:span><text:span text:style-name="T2">.</text:span></text:p>
      <text:p text:style-name="Standard"><text:tab/>The Beginning</text:p>
      <text:p text:style-name="P34"/>
      <text:p text:style-name="P34"/>
      <text:h text:style-name="P32" text:outline-level="1"><text:bookmark-start text:name="__RefHeading___Toc1543_255420714"/>The Search for the Enchanted Balls<text:bookmark-end text:name="__RefHeading___Toc1543_255420714"/></text:h>
      <text:p text:style-name="P40"><text:span text:style-name="T4"><text:tab/>Once upon a time in a land not unlike our own, two tabby cats named Janice and Jacob were playing in a grassy field with their enchanted balls. Jan</text:span><text:span text:style-name="T5">i</text:span><text:span text:style-name="T4">ce's ball was pink with purple stripes. Jacob's was bright green with small yellow circles. They loved their toys and played with them every day.</text:span></text:p>
      <text:p text:style-name="Standard"><text:tab/>One day as Janice and Jacob were playing, they both lost their balls. They were heart-<text:soft-page-break/>broken. They went home and cried themselves to sleep. The next day, they decided to search for them.</text:p>
      <text:p text:style-name="Standard"><text:tab/>Janice and Jacob left to travel the world to search for their beloved toys. They didn't know how long their search would last or how far they'd have to travel to reacquire their precious treasure, but they were determined.</text:p>
      <text:p text:style-name="Standard"><text:tab/>They searched all over the world. They traveled by foot, by horse, by boat, by train, by plane, and by steamship. Their hearts grew heavier as time passed, each preceding day forever lost to them. They couldn't think of anything else but their balls. Try as hard as they might, they couldn't forget about them. Often they sat with each other and talked about them. They frequently daydreamed <text:soft-page-break/>and fantasized about how happy they would be when they again found their balls.</text:p>
      <text:p text:style-name="P40"><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Standard"><text:tab/>Nine thousand years passed. Janice and Jacob were very tired. On a day that decided their future, they arrived on a world they'd never before vis<text:soft-page-break/>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Standard"><text:tab/>“Jacob, what's wrong?”</text:p>
      <text:p text:style-name="P40"><text:tab/>He replied, “This ball isn't how I remember it. I know it's <text:soft-page-break/>mine; I know it's the same one I lost. But it's nothing like how I imagined it all those years I dreamed about finding it. This ball doesn't even seem like it's enchanted anymore. You see—” Jacob held out the ball for Janice to inspect more closely.</text:p>
      <text:p text:style-name="Standard"><text:tab/>“Yes, Jacob, I understand what you mean. How strange.”</text:p>
      <text:p text:style-name="Standard"><text:tab/>“Would you like to have it, Janice? Maybe we'll never be able to find your ball. You may have mine if you like.”</text:p>
      <text:p text:style-name="Standard"><text:tab/>“No, thank you, Jacob. Let's leave it here and hopefully someone will find it and enjoy it as much as you did. Now, I have something important to tell you. I feel as if I'm not accomplishing anything when I spend all my time searching for my ball. I'm going to quit looking and find other things to do. I'm <text:soft-page-break/>sure I can learn to live without it.”<text:tab/></text:p>
      <text:p text:style-name="Standard"><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loved their enchanted balls.</text:p>
      <text:p text:style-name="P21"/>
      <text:p text:style-name="P30"/>
      <text:p text:style-name="P34"/>
      <text:p text:style-name="P34"/>
      <text:h text:style-name="P32" text:outline-level="1"><text:bookmark-start text:name="__RefHeading___Toc1555_255420714"/>The Obedient Parents<text:bookmark-end text:name="__RefHeading___Toc1555_255420714"/></text:h>
      <text:p text:style-name="Standard"><text:span text:style-name="T6"><text:tab/></text:span><text:span text:style-name="T7">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Standard"><text:tab/>On this particular occasion, <text:soft-page-break/>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ext:tab/>They looked at him in astonishment, as he said, “Congratulations, children. Because of your teamwork, you've won three wishes.”</text:p>
      <text:p text:style-name="Standard"><text:tab/>“Yay!” exclaimed Billy and Holly.</text:p>
      <text:p text:style-name="Standard"><text:tab/>“Holly, what should we wish <text:soft-page-break/>for?”</text:p>
      <text:p text:style-name="Standard"><text:tab/>“I don't know Billy. I want so many things I can't think of what I want the most!”</text:p>
      <text:p text:style-name="Standard"><text:tab/>“I know!” shouted Billy. “Let's wish that mom and dad have to listen to us from now on. Let's wish they always have to do what we tell them.”</text:p>
      <text:p text:style-name="Standard"><text:tab/>Holly replied excitedly, “That's a great idea, Billy!”</text:p>
      <text:p text:style-name="Standard"><text:tab/>The elf said, “I don't think that's a good wish, but I'm willing to grant it.” Instantly, enchantment music and flashing multi-colored lights flooded their bedroom.</text:p>
      <text:p text:style-name="Standard"><text:tab/>The music and the lights quickly vanished, however, and the elf shrank back to his three-inch toy form. At that moment, the parents came into the room. “Why aren't all your toys <text:soft-page-break/>picked up?” The father asked. </text:p>
      <text:p text:style-name="Standard"><text:tab/>Billy answered, “We forgot, Father. Please forgive us.”</text:p>
      <text:p text:style-name="Standard"><text:tab/>The father's expression became blank, and—without emotion—he replied, “I forgive you.”</text:p>
      <text:p text:style-name="Standard"><text:tab/>The mother was confused at the father's demeanor. She suggested, “Richard, why don't you go run your errands now? I'll talk to the children.” As she spoke, the father's expression turned back to normal.</text:p>
      <text:p text:style-name="Standard"><text:tab/>“Okay, Elizabeth. I'll be home in about two hours.” The father turned to leave and began walking out of the room.</text:p>
      <text:p text:style-name="Standard"><text:tab/>Billy yelled, “Stop!”</text:p>
      <text:p text:style-name="Standard"><text:tab/>The father stopped, as if frozen in time. Billy and Holly looked at each other, mischievous grins carved on their faces. The mother said, <text:soft-page-break/>“Richard, dear, is something the matter?”</text:p>
      <text:p text:style-name="Standard"><text:tab/>“Nothing's the matter, Elizabeth. The children told me to stop, so I stopped.”</text:p>
      <text:p text:style-name="Standard"><text:tab/>“But Richard, why are you obeying Billy and Holly? Is this some game you three invented without telling me? I don't think it's at all appropriate and—”</text:p>
      <text:p text:style-name="Standard"><text:tab/>Holly interrupted, “Be quiet, Mother.”</text:p>
      <text:p text:style-name="Standard">The mother looked at them angrily, but said nothing.</text:p>
      <text:p text:style-name="Standard"><text:tab/>“Mother, don't be angry with us.”</text:p>
      <text:p text:style-name="Standard"><text:tab/>The mother smiled at Billy and Holly, and gave them a warm tender hug and kiss.</text:p>
      <text:p text:style-name="Standard"><text:tab/>“Give us ice cream, Mother. Father, clean our room.” The <text:soft-page-break/>parents did as they were told. <text:tab/>The children were so happy they completely forgot about their remaining two wishes.</text:p>
      <text:p text:style-name="Standard"><text:tab/>From then on, the parents were absolutely obedient to every whim and desire of their children. Billy and Holly decided for themselves when and what they'd eat, what time they'd go to sleep, and when they could play.</text:p>
      <text:p text:style-name="Standard"><text:tab/>The parents would still tuck the children into bed at night, and give them love and hugs and kisses. However, if Billy and Holly commanded them to do or not do something, they had no choice but to obey.</text:p>
      <text:p text:style-name="Standard"><text:tab/>And that's how life in their home went for the next seven years. It finally came to an end one day though, when the parents were cleaning the children's <text:soft-page-break/>room. It was a rainy and cloudy Tuesday evening. Elizabeth accidentally dropped and broke Holly's favorite decoration—a lovely replica of Cinderella's glass slipper. She screamed at her parents, “Get out of here! I never want to see you again!”</text:p>
      <text:p text:style-name="Standard"><text:tab/>The parents slowly turned around and walked out of the bedroom. They walked downstairs. They walked to the front door. They opened the front door and walked out to the driveway. They entered their car and pulled out of the driveway.</text:p>
      <text:p text:style-name="Standard"><text:tab/>Billy heard what happened and met Holly in her room. “We have to get them back, Holly! We still need them!” Holly, having had a chance to calm down, agreed, and both rushed downstairs. They hurried outside and looked around. They saw their parents far off in the distance <text:soft-page-break/>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Standard"><text:tab/>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ext:soft-page-break/>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text:soft-page-break/>weight from undernourishment. Their eyes became dark and hollow. Without good food and love and hugs and kisses from their parents, they became ill. After several weeks they could barely get out of bed.</text:p>
      <text:p text:style-name="Standard"><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Standard"><text:tab/>She cried, “Oh magical elf, please help us!” Nothing happened. She crawled over to Billy and placed the toy in his hand. Suddenly, the magical elf reap<text:soft-page-break/>peared. He looked down at the children with sadness in his eyes.</text:p>
      <text:p text:style-name="Standard"><text:tab/>“I may be able to help you,” he said. “I hope your second wish is better than your first.”</text:p>
      <text:p text:style-name="Standard"><text:tab/>“Oh... <text:s/>I wish that our parents were back home.”</text:p>
      <text:p text:style-name="Standard"><text:tab/>The elf replied, “That wish is granted.” Just then, Holly heard footsteps downstairs near the front door. “You have one wish left. I suggest you make it worthwhile.”</text:p>
      <text:p text:style-name="Standard"><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text:soft-page-break/>flooded the bedroom. </text:p>
      <text:p text:style-name="Standard"><text:tab/>Billy and Holly were instantly as they were <text:span text:style-name="T11">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ext:tab/>The father looked at them and said, “Why aren't all your toys picked up?”</text:p>
      <text:p text:style-name="Standard"><text:tab/>Billy replied, “We're sorry, Father. We were playing with this elf and forgot.”</text:p>
      <text:p text:style-name="Standard"><text:tab/>The mother said, “It's okay. Finish cleaning your room and come down to eat in a half-hour. We're having steak, eggs, carrots, and Brussels sprouts. For <text:soft-page-break/>dessert we'll have some ice cream.”</text:p>
      <text:p text:style-name="Standard"><text:tab/>“Okay!”</text:p>
      <text:p text:style-name="Standard"><text:tab/>The parents smiled at their children and turned to leave the room. Out of the corner of his eye, however, the father spotted the toy elf. He walked over and picked it up. He smiled at the children and said, “You won't be needing this anymore.”</text:p>
      <text:p text:style-name="Standard"><text:tab/>He met with Elizabeth in the kitchen, handed her the elf and said, “Do you think the children learned anything?”</text:p>
      <text:p text:style-name="Standard"><text:tab/>“I think so. Did you notice how they didn't talk back when I told them we're having Brussels sprouts with our dinner?”</text:p>
      <text:p text:style-name="Standard"><text:tab/>“Ah, yes, of course. Well, I'm sure they'll never forget, just as we never forgot. How old were we when you found this <text:soft-page-break/>elf?”</text:p>
      <text:p text:style-name="Standard"><text:tab/>“Five or six years old. I found it the day my family and I moved into the neighborhood next door to you and your family. You were arguing with them about doing dishes.”</text:p>
      <text:p text:style-name="Standard"><text:tab/>“Yes, I recall that. We met the next day. <text:s/>I'll never forget playing with you and that elf, and making that ridiculous wish about having obedient parents.”</text:p>
      <text:p text:style-name="Standard"><text:tab/>The children finished cleaning their room and came downstairs to join their parents at the dinner table.</text:p>
      <text:h text:style-name="P32" text:outline-level="1"><text:bookmark-start text:name="__RefHeading___Toc1557_255420714"/>James's Love<text:bookmark-end text:name="__RefHeading___Toc1557_255420714"/></text:h>
      <text:p text:style-name="Standard"><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text:tab/>James had recently bought a <text:soft-page-break/>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Standard"><text:tab/>On Thanksgiving, he drove to meet his family, planning to join them for the holiday. James greatly enjoyed spending time with his family. The saddest part was having to say goodbye, but he always left holding new memories to cherish when they were apart. James could easily recall all the love and joy he and his family had shared <text:soft-page-break/>throughout their years together.</text:p>
      <text:p text:style-name="Standard"><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text:tab/>James looked over the room trying to find Joyce, his mother. “Where's mom?” James asked his father.</text:p>
      <text:p text:style-name="Standard"><text:tab/>“She went to the grocery store to pick up a few things for dinner tomorrow. She should be back in an hour.”</text:p>
      <text:p text:style-name="Standard"><text:tab/>Half of that hour passed quickly with laughter, conversation, and play-time with the <text:soft-page-break/>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text:tab/>As he neared his parents' driveway, he saw his mother's car parked behind his. He was glad she was home—he was anxious to see her and give her the lily.</text:p>
      <text:p text:style-name="Standard"><text:tab/>His mood quickly changed when he spotted the rear bumper on his car. It was scratched, pushed in an inch, and there was <text:soft-page-break/>damage to the surrounding area. As he got closer, he noticed on his mother's car that her <text:span text:style-name="T9">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text:tab/>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text:soft-page-break/>his, her expression silently demanded that he should let their mother know that everything was okay. Without acknowledgement, he stomped off into the kitchen and yanked a bottle of beer from the refrigerator. </text:p>
      <text:p text:style-name="Standard"><text:tab/>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Standard"><text:tab/>James looked at his father in silence. It was obvious to <text:soft-page-break/>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Standard"><text:tab/>She accepted the juice. “I'm sorry,” Joyce said timidly.</text:p>
      <text:p text:style-name="Standard"><text:tab/>James shook his head. “Mom, you don't have anything to apologize for. You didn't do it on purpose.” He pulled a tissue from a dispenser, dried the tears from her lovely face, and <text:soft-page-break/>continued. “It was me who chose to lose my temper. I'm the one who should be apologizing. I'm so sorry, Mom... I got confused about what I loved the most.”</text:p>
      <text:p text:style-name="Standard"><text:tab/>She set her orange juice on the coffee table, stood up and gave James a hug and kiss on the cheek. As they embraced each other, Joyce said happily, “It seems we'll have a new memory to treasure. Happy Thanksgiving, James. I love you, too.”</text:p>
      <text:h text:style-name="P32" text:outline-level="1"><text:bookmark-start text:name="__RefHeading___Toc1559_255420714"/>The Grasshopper and the Cliff<text:bookmark-end text:name="__RefHeading___Toc1559_255420714"/></text:h>
      <text:p text:style-name="Standard"><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Standard"><text:tab/>The grasshopper, however, couldn't forget the urge to jump from the cliff's edge. The next <text:soft-page-break/>day he returned to the cliff. He looked down for several minutes. Afterward, he went home to his family.</text:p>
      <text:p text:style-name="Standard"><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Standard"><text:tab/>One day, as the grasshopper was standing at the cliff's edge, a hungry crow flew down and scooped him up with its mighty beak. Now, many years later, the grasshopper's family still misses him and doesn't know where he is.</text:p>
      <text:p text:style-name="P34"/>
      <text:p text:style-name="P34"/>
      <text:h text:style-name="P32" text:outline-level="1"><text:bookmark-start text:name="__RefHeading___Toc1561_255420714"/>The Problematic 6000<text:bookmark-end text:name="__RefHeading___Toc1561_255420714"/></text:h>
      <text:p text:style-name="Standard"><text:tab/>In the year 5999, humans had found solutions for almost every problem. It was a peaceful era in our future that was hated by all who enjoyed war. With no challenges, many actually believed life was too easy.</text:p>
      <text:p text:style-name="Standard"><text:tab/>Professor Zinkerton was a scientist and inventor working on the one remaining problem: being able to invent good excuses for doing things one would rather not do. For twenty-three years he had worked tirelessly <text:soft-page-break/>to ensure people would have the ability to conjure bullet-proof excuses for any situation. Finally, on January 1st of the year 6000, he finished his masterpiece.</text:p>
      <text:p text:style-name="Standard"><text:tab/>“Nathan, come here, I want you!” Professor Zinkerton shouted to his assistant, who was in an adjoining room. Nathan rushed to the Professor's aid.</text:p>
      <text:p text:style-name="Standard"><text:tab/>“Is there something I can do for you, Professor?”</text:p>
      <text:p text:style-name="Standard"><text:tab/>“I'd like some orange juice.”</text:p>
      <text:p text:style-name="Standard"><text:tab/>“You don't pay me for that. Is there anything else you need done?”</text:p>
      <text:p text:style-name="Standard"><text:tab/>Instead of answering, the Professor asked, “What is it you're working on?”</text:p>
      <text:p text:style-name="Standard"><text:tab/>“I'm filing my taxes online.”</text:p>
      <text:p text:style-name="Standard"><text:soft-page-break/><text:tab/>“Is filing taxes something you have a great desire to accomplish?”</text:p>
      <text:p text:style-name="Standard"><text:tab/>“No, but I can't think of any good excuses to get out of it.”</text:p>
      <text:p text:style-name="Standard"><text:tab/>“Think no further, my young and impressionable assistant. I have completed my life's work. I call it the <text:span text:style-name="T8">Problematic 6000</text:span>.”</text:p>
      <text:p text:style-name="Standard"><text:tab/>“I must have missed the memo. I've been too busy doing grunt work to have knowledge of your reality. What does it do?”</text:p>
      <text:p text:style-name="Standard"><text:tab/>“It creates problems.”</text:p>
      <text:p text:style-name="Standard"><text:tab/>“That's your life's work? It sounds like a really bad idea.”</text:p>
      <text:p text:style-name="Standard"><text:tab/>“Not at all. It only creates problems when there's a desire for them. If one has an unpleasant task that needs to be done, this machine has the ability to create a valid excuse to avoid <text:soft-page-break/>it. No longer must people be fated to provide weak or lame excuses.”</text:p>
      <text:p text:style-name="Standard"><text:tab/>“It still seems like a bad idea, Professor.”</text:p>
      <text:p text:style-name="Standard"><text:tab/>“You think in such three-dimensional terms, my loyal minion. I will show you.” Professor Zinkerton leaned over the machine, made some adjustments, then pressed a button marked <text:span text:style-name="T8">execute</text:span>. Suddenly, an explosion could be heard from the room that Nathan had been in working on his taxes. Nathan looked into the room and saw his computer had prematurely exploded.</text:p>
      <text:p text:style-name="Standard"><text:span text:style-name="T2"><text:tab/>“</text:span><text:span text:style-name="Emphasis"><text:span text:style-name="T2">What the heck was that</text:span></text:span><text:span text:style-name="T2">?”</text:span></text:p>
      <text:p text:style-name="Standard"><text:tab/>The Professor replied, “Now you have an excuse not to do your taxes, my inquisitive companion.”</text:p>
      <text:p text:style-name="Standard"><text:tab/>“No, I don't. I can just <text:soft-page-break/>drive to the library to get the necessary forms.”</text:p>
      <text:p text:style-name="Standard"><text:tab/>“Ah, yes, of course.” Zinkerton leaned over the Problematic 6000, then pressed the execute button. An explosion was heard from outside, and Nathan ran to check. He came back, madder than an irradiated spider. “My car's on fire!”</text:p>
      <text:p text:style-name="Standard"><text:tab/>“You can thank me later.”</text:p>
      <text:p text:style-name="Standard"><text:tab/>“Thank you? Why, right after I get my next twenty-eight paychecks in forty-eight months, I'll wrap that machine around your neck! I still don't have a good excuse for not filing my taxes. The library is only six blocks away. I'll <text:span text:style-name="T8">walk</text:span> there and get the forms.”</text:p>
      <text:p text:style-name="Standard"><text:tab/>“You're correct, of course, my resourceful young apprentice. That isn't a problem at all. Allow me to make it one.”</text:p>
      <text:p text:style-name="Standard"><text:soft-page-break/><text:tab/>Zinkerton again pressed the <text:span text:style-name="T8">execute</text:span> button. Nothing happened.</text:p>
      <text:p text:style-name="Standard"><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text:tab/>Zinkerton gleefully said, “You see? Now you have a good, solid excuse not to file your taxes.”</text:p>
      <text:p text:style-name="Standard"><text:tab/>“I have to use the bathroom.”</text:p>
      <text:p text:style-name="Standard"><text:tab/>“Do you truly <text:span text:style-name="T8">want</text:span> to use the bathroom, or is it a task you'd rather put off?”</text:p>
      <text:p text:style-name="Standard"><text:tab/>“I want, <text:span text:style-name="T8">I want</text:span>!”</text:p>
      <text:p text:style-name="Standard"><text:soft-page-break/><text:tab/>“Very well.” Professor Zinkerton sighed and reluctantly pressed the off button on the machine.</text:p>
      <text:p text:style-name="Standard"><text:tab/>After Nathan had returned from the bathroom, Professor Zinkerton explained more of the machine's features. “As you are already astutely aware, this machine can create problems for anybody, not just the owner. It therefore can act as a <text:span text:style-name="T8">revenge</text:span> machine. I'm considering marketing a copy of the Problematic and calling its duplicate the Revenge-O-matic 6000.”</text:p>
      <text:p text:style-name="Standard"><text:tab/>“What an original name.” Nathan acknowledged sarcastically. “I'm astonished at your creativity.”</text:p>
      <text:p text:style-name="Standard"><text:tab/>“My mother always said I was gifted.” Zinkerton turned his head toward an adjoining room and yelled, “Mom, am I not <text:soft-page-break/>gifted beyond your wildest dreams?”</text:p>
      <text:p text:style-name="Standard"><text:tab/>A woman's voice answered back, “Yes. You're my special little boy!”</text:p>
      <text:p text:style-name="Standard"><text:tab/>“I thought your mom was going to move out.”</text:p>
      <text:p text:style-name="Standard"><text:tab/>“I'm her only child. She says she prefers to keep me near to her heart.”</text:p>
      <text:p text:style-name="Standard"><text:tab/>“I don't think it's healthy.”</text:p>
      <text:p text:style-name="Standard"><text:tab/>“Hmmm... my sister said the same thing once.”</text:p>
      <text:p text:style-name="Standard"><text:tab/>“You just said that you were an only child.”</text:p>
      <text:p text:style-name="Standard"><text:tab/>“I'm my mother's favorite.”</text:p>
      <text:p text:style-name="Standard"><text:tab/>“That's not the same thing.”</text:p>
      <text:p text:style-name="Standard"><text:tab/>“It doesn't really matter. Now pay close attention as I teach you how this machine works. You may one day be as <text:soft-page-break/>brilliant as I.”</text:p>
      <text:p text:style-name="Standard"><text:tab/>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ext:tab/>“The chip decides on the best solution, then makes it a reality. It can get tricky <text:soft-page-break/>though, because the chip that determines the method of delivery is one-of-a-kind. If it fails before I manufacture another, we are all doomed.”</text:p>
      <text:p text:style-name="Standard"><text:tab/>“Doomed?”</text:p>
      <text:p text:style-name="Standard"><text:tab/>“Yes... doomed.”</text:p>
      <text:p text:style-name="Standard"><text:tab/>“What do you mean <text:span text:style-name="T8">doomed</text:span>?”</text:p>
      <text:p text:style-name="Standard"><text:tab/>“I often believe it is preferable not to worry about your final fate until the time comes.”</text:p>
      <text:p text:style-name="Standard"><text:tab/>“What does <text:span text:style-name="T8">that</text:span> mean?”</text:p>
      <text:p text:style-name="Standard"><text:tab/>“Doom is doom. How much more clear can I make it?”</text:p>
      <text:p text:style-name="Standard"><text:tab/>“Do you mean the complete annihilation of the universe?”</text:p>
      <text:p text:style-name="Standard"><text:tab/>“No... only the left side.”</text:p>
      <text:p text:style-name="Standard"><text:tab/>“<text:span text:style-name="T8">The left side</text:span>?”</text:p>
      <text:p text:style-name="Standard"><text:tab/>Professor Zinkerton's cheeks turned red. “This line of ques<text:soft-page-break/>tioning makes me uncomfortable. Shall I continue teaching you about this machine?”</text:p>
      <text:p text:style-name="Standard"><text:tab/>“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text:tab/>“By chance, yes, we occupy that certain space to which you are addressing a concern regarding your ultimate fate.”</text:p>
      <text:p text:style-name="Standard"><text:tab/>Nathan sighed, then suggested, “How about if I help you make that backup chip now?”</text:p>
      <text:p text:style-name="Standard"><text:tab/>“The materials are on back-order. They'll arrive... hopefully <text:span text:style-name="T8">before</text:span> we meet our doom.” Professor Zinkerton laughed <text:soft-page-break/>heartily, feeling brilliant, and very amused at his own joke.</text:p>
      <text:p text:style-name="Standard"><text:tab/>Nathan sighed again. “Okay, Professor. Teach me of your wonderful machine.”</text:p>
      <text:p text:style-name="Standard"><text:tab/>“This button sets the target individual. Normally you'd keep it on yourself, especially if you need an excuse quickly. For example, if you were having an argument with someone, if you were pulled over for speeding—”</text:p>
      <text:p text:style-name="Standard"><text:tab/>“I get the idea.”</text:p>
      <text:p text:style-name="Standard"><text:tab/>“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text:tab/>“How much of a pay-raise?”</text:p>
      <text:p text:style-name="Standard"><text:soft-page-break/><text:tab/>“There will be more on that subject later. First, let me tell you about my new invention.”</text:p>
      <text:p text:style-name="Standard"><text:tab/>“I thought that's what we were doing.”</text:p>
      <text:p text:style-name="Standard"><text:tab/>“The Blameter 6000 is an accessory, sold separately, and in effect, priced separately.”</text:p>
      <text:p text:style-name="Standard"><text:tab/>“Okay, I'll bite. What does the Blameter do?”</text:p>
      <text:p text:style-name="Standard"><text:tab/>“It allows the user, or customer, to blame his or her problems on someone else.”</text:p>
      <text:p text:style-name="Standard"><text:tab/>“Is there a demand for that?”</text:p>
      <text:p text:style-name="Standard"><text:tab/>“Demand will be created after Revenge-O-matics are in wide-spread use. The Blameter is a simple Revenge-O-matic detector. For example, if a friend, work colleague, or someone you love is accusing you of creating <text:soft-page-break/>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ext:tab/>The Professor resumed speaking, but Nathan stopped listening, and had no feelings of guilt while completely ignoring Zinkerton. Nathan didn't want to distract him from his soliloquy.</text:p>
      <text:p text:style-name="Standard"><text:tab/>He looked closely at an intriguing-looking control button. <text:soft-page-break/>Underneath it was marked with fine print, very difficult to read, but Nathan, after a few seconds, managed to decipher it. The thought of using it made his nose twitch with delight and curious anticipation.</text:p>
      <text:p text:style-name="Standard"><text:tab/>With the Professor's attention diverted by what the Professor was saying to himself, Nathan quietly and quickly pressed the button marked <text:span text:style-name="T8">erase from existence</text:span>.</text:p>
      <text:p text:style-name="Standard"><text:tab/>“So Professor, what would happen if I pressed the execute button.”</text:p>
      <text:p text:style-name="Standard"><text:tab/>The Professor stopped talking to himself, and replied to Nathan. “Nothing. The machine is still powered off.” Zinkerton turned the machine back on.</text:p>
      <text:p text:style-name="Standard"><text:tab/>Nathan asked, “Now what would happen if I pressed the execute button?”</text:p>
      <text:p text:style-name="Standard"><text:soft-page-break/><text:tab/>“Since I'm the person standing closest to you, my brain would be slightly disrupted and my fine motor control would lose its establishment.”</text:p>
      <text:p text:style-name="Standard"><text:tab/>Zinkerton turned that feature off because he feared it. He turned on the feature marked <text:span text:style-name="T8">a rabid dog ate my homework, really it did</text:span>.</text:p>
      <text:p text:style-name="Standard"><text:tab/>“Now it's safe. The only problem that will develop for me is that a rabid dog will eat my homework, of which I don't have any.”</text:p>
      <text:p text:style-name="Standard"><text:tab/>Nathan smiled evilly at the Professor. “Zinkerton, you owe me a new computer, a new car, and possibly surgery to repair any unforeseen problems with my brain due to having its cells and fine motor control disrupted.”</text:p>
      <text:p text:style-name="Standard"><text:tab/>“With the money we make from <text:soft-page-break/>this machine... I mean the two machines, I'll be able to compensate you to the best of my satisfaction.”</text:p>
      <text:p text:style-name="Standard"><text:tab/>“What's that mean?”</text:p>
      <text:p text:style-name="Standard"><text:tab/>Professor Zinkerton waved his hand in front of Nathan's face as he said, “You serve me well, and you'll be rewarded.”</text:p>
      <text:p text:style-name="Standard"><text:tab/>“Jedi mind tricks only work in the movies. Could you be more definite, Professor?”</text:p>
      <text:p text:style-name="Standard"><text:tab/>“I am your father.”</text:p>
      <text:p text:style-name="Standard"><text:tab/>“No, you're not. Do you plan on reimbursing me for the damage to my computer, my car, and my brain.”</text:p>
      <text:p text:style-name="Standard"><text:span text:style-name="T2"><text:tab/>“Why do you care so much about your brain? You should try meditation. Try letting go of attachment and accepting what is </text:span><text:span text:style-name="Emphasis"><text:span text:style-name="T2">now</text:span></text:span><text:span text:style-name="T2">.”</text:span></text:p>
      <text:p text:style-name="Standard"><text:soft-page-break/><text:tab/>“Okay, Professor. That sounds fair. But before I accept the now, I have a button to press.”</text:p>
      <text:p text:style-name="Standard"><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32" text:outline-level="1"><text:bookmark-start text:name="__RefHeading___Toc1563_255420714"/>The Camel in the Desert<text:bookmark-end text:name="__RefHeading___Toc1563_255420714"/></text:h>
      <text:p text:style-name="Standard"><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Standard"><text:tab/>Being thirsty made him sad, <text:soft-page-break/>but he was also sad because he was the only camel remaining. All his other camel friends had died. One had even committed suicide. He'd only been able to say goodbye to one of them; the others had gone up to Heaven much too suddenly.</text:p>
      <text:p text:style-name="Standard"><text:tab/>He walked along further, and in the distance saw a lizard. The lizard wasn't moving, and the camel approached the lizard easily. “Mr. Lizard, why aren't you moving?”</text:p>
      <text:p text:style-name="Standard"><text:tab/>The lizard replied, “Oh, Mr. Camel, I'm so thirsty I can't even move my legs. I'm conserving my energy until it rains.”</text:p>
      <text:p text:style-name="Standard"><text:tab/>The camel said, “But Mr. Lizard, that may not be for months. You may die before it rains. Let me help. I have water stored in my hump and will give you some.” The camel spit on the <text:soft-page-break/>lizard, and onto the ground in front of the lizard. He drank some and felt much better.</text:p>
      <text:p text:style-name="Standard"><text:tab/>“Now climb onto my back and you can rest until I find a small river, or hopefully a large lake.”</text:p>
      <text:p text:style-name="Standard"><text:tab/>“Thank you, thank you, Mr. Camel!” The lizard slowly crawled onto the camel's foot, up its leg, around his stomach until he was resting comfortably upon the camel's back.</text:p>
      <text:p text:style-name="Standard"><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Standard"><text:tab/>Finally, they saw a small <text:soft-page-break/>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Standard"><text:tab/>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text:soft-page-break/>particles, a rare fuel, which could be engineered using water and leaves from berry-bushes.</text:p>
      <text:p text:style-name="P34"/>
      <text:h text:style-name="P32" text:outline-level="1"><text:bookmark-start text:name="__RefHeading___Toc1565_255420714"/>The Magic Brain<text:bookmark-end text:name="__RefHeading___Toc1565_255420714"/></text:h>
      <text:p text:style-name="Standard"><text:tab/>Once upon a time, in a universe far from our own, people who weren't familiar with dragons, princesses, fairies, and evil stepmothers roamed the planet <text:span text:style-name="T8">Aurelius</text:span>. The citizens of Aurelius never encountered cosmic beings who granted wishes, children were never relentlessly pursued by hunters dispatched by evil stepmothers, and all princesses had haircuts of a practical and appropriate length.</text:p>
      <text:p text:style-name="Standard"><text:soft-page-break/><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text:tab/>Suddenly a fairy appeared from a gentle wind blowing nearby. Most would think it impossible, but she wasn't merely an <text:span text:style-name="T8">imaginary</text:span> fairy. She wasn't a fairy one might read about in false stories—she was a <text:span text:style-name="T8">real</text:span> <text:soft-page-break/>fairy, with wings on her back and wearing a smart, well-woven, ankle-length dress wrapped around her pleasantly plump figure.</text:p>
      <text:p text:style-name="Standard"><text:tab/>Ralph had never before seen a fairy, not even in his imagination. And to Ralph's good fortune, she was a <text:span text:style-name="T8">good</text:span> fairy.</text:p>
      <text:p text:style-name="Standard"><text:tab/>“Hello", he said pleasantly. “My name is Ralph.”</text:p>
      <text:p text:style-name="Standard"><text:tab/>“Greetings. My name is Genderina. I am a good fairy. Consider yourself fortunate.”</text:p>
      <text:p text:style-name="Standard"><text:tab/>“Okay. Would you like to sit and watch this interesting rock with me?”</text:p>
      <text:p text:style-name="Standard"><text:tab/>“No, thank you. But I would like to grant you two wishes.”</text:p>
      <text:p text:style-name="Standard"><text:tab/>“That would be nice,” Ralph acknowledged. "Which wishes would you like to grant me?”</text:p>
      <text:p text:style-name="Standard"><text:soft-page-break/><text:tab/>Laughing, Genderina replied, “I see you're not quite in tune with how this works. Whatever you would like, no matter how impossible or improbable, I will give to you.”</text:p>
      <text:p text:style-name="Standard"><text:tab/>“Okay. I've never wished for anything before. But I would like to wish for a magic brain. I would like a brain that never makes a mistake.”</text:p>
      <text:p text:style-name="Standard"><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Standard"><text:tab/>Ralph noticed the difference immediately. His thoughts were completely changed. He thanked <text:soft-page-break/>Genderina and asked, “How may I contact you when I would like to fill my other wish?”</text:p>
      <text:p text:style-name="Standard"><text:tab/>“Simply call out my name three times and winds will carry your voice to me.” She then leapt upon a passing breeze and disappeared.</text:p>
      <text:p text:style-name="Standard"><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text:tab/>When he arrived home, his wife and two children greeted him with happiness in their eyes and smiles on their faces.</text:p>
      <text:p text:style-name="Standard"><text:tab/>“Hello, Cutesy. Hello, children.”</text:p>
      <text:p text:style-name="Standard"><text:soft-page-break/><text:tab/>“Good evening, Father,” the children replied.</text:p>
      <text:p text:style-name="Standard"><text:tab/>“Welcome home, Ralph.” his wife said, giving him a kiss on the cheek.</text:p>
      <text:p text:style-name="Standard"><text:tab/>“Why kiss me on the cheek? You've kissed me there many times already.”</text:p>
      <text:p text:style-name="Standard"><text:tab/>His wife, surprised and puzzled, replied, “I just felt like kissing you.”</text:p>
      <text:p text:style-name="Standard"><text:tab/>He agreed it was okay for her to kiss him if she felt like it, and kissed her back.</text:p>
      <text:p text:style-name="Standard"><text:tab/>They all sat down to eat. While they were waiting for the food to be served, the children begged, “Please tell us a story, Father!”</text:p>
      <text:p text:style-name="Standard"><text:tab/>“All right. Give me a second to think of one.”</text:p>
      <text:p text:style-name="Standard"><text:tab/>He tried to remember a story <text:soft-page-break/>he heard once, but failed. He then attempted to invent one, but he was unable to do that as well.</text:p>
      <text:p text:style-name="Standard"><text:tab/>Cutesy asked, “What's wrong, Ralph? You seem different somehow. And you always can think of stories to tell. Did something bad happen to you today?”</text:p>
      <text:p text:style-name="Standard"><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Standard"><text:tab/>The children laughed, “Father, that is a good story!”</text:p>
      <text:p text:style-name="Standard"><text:tab/>Cutesy, however, was not amused. “Ralph, this sounds impossible, but the way you're <text:soft-page-break/>acting I can't help but think you're telling me something true.”</text:p>
      <text:p text:style-name="Standard"><text:tab/>“Yes, it is true.”</text:p>
      <text:p text:style-name="Standard"><text:tab/>“Ralph, tell me a joke,” his wife commanded sternly.</text:p>
      <text:p text:style-name="Standard"><text:tab/>Ralph attempted to think of a joke but try as hard as he might, he was unable to think of one. He was confused, “I don't understand. My brain should be working better than before. It can't make mistakes. Perhaps Genderina was really an <text:span text:style-name="T8">evil</text:span> fairy and lied to me.”</text:p>
      <text:p text:style-name="Standard"><text:tab/>Cutesy cried, “Ralph, you got your wish. Don't you understand? Your brain can't make up a story or make a joke because jokes and stories are mistakes. They aren't based on cold logic and facts. Your imagination is gone! Oh no, what shall we do now? The Ralph I knew is gone.” <text:soft-page-break/>And her tears fell like streams upon her face.</text:p>
      <text:p text:style-name="P39"><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text:tab/>Genderina appeared and said, “Ralph, have you decided on a second wish?” The children stared in amazement. Neither of them had ever before seen a fairy. But Cutesy stared with anger at this magical fairy who stole her husband's brain.</text:p>
      <text:p text:style-name="Standard"><text:tab/>“Yes, Genderina. I've de<text:soft-page-break/>cided my brain was better before I made the first wish. Please, I wish my brain worked as it did before I met you.”</text:p>
      <text:p text:style-name="Standard">Genderina understood and granted his wish. Colors flew in from outside, through the windows and fell back into Ralph's nose, ears and mouth.</text:p>
      <text:p text:style-name="Standard"><text:tab/>Immediately afterward, Cutesy could tell that Ralph was again himself. She forgave Genderina and invited her to dine with them. And they all lived incorrectly ever after.</text:p>
      <text:p text:style-name="P34"/>
      <text:p text:style-name="P34"/>
      <text:h text:style-name="P32" text:outline-level="1"><text:bookmark-start text:name="__RefHeading___Toc1567_255420714"/>The Prisoner<text:bookmark-end text:name="__RefHeading___Toc1567_255420714"/></text:h>
      <text:p text:style-name="Standard"><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ext:tab/>There is a prison on that world, positioned miles underground where it's so dark even light is unable to travel. Living inside are people who have <text:soft-page-break/>committed horrible crimes against their neighbors. The prisoners are locked into small cages surrounded by gray stone blocks cemented together.</text:p>
      <text:p text:style-name="Standard"><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ext:tab/>The prisoner was frightened but because he was so very bored much of the time, decided to keep watching the light to see what it would do next. The stone behind the light slid slowly out of the wall. It fell to the ground. It began to grow small arms and legs and a head. A small mouth formed on the head.</text:p>
      <text:p text:style-name="Standard"><text:soft-page-break/><text:tab/>The mouth spoke, “Greetings, Inmate!”</text:p>
      <text:p text:style-name="Standard"><text:tab/>“Uh... hello. What... who are you?”</text:p>
      <text:p text:style-name="Standard"><text:tab/>“I'm a stone fairy.”</text:p>
      <text:p text:style-name="Standard"><text:tab/>“Uh huh... okay. Are you a good stone fairy or an evil stone fairy?”</text:p>
      <text:p text:style-name="Standard"><text:tab/>“That depends on you. I'm here to grant you one wish.”</text:p>
      <text:p text:style-name="Standard"><text:tab/>For the prisoner, deciding on a wish was quite easy.</text:p>
      <text:p text:style-name="Standard"><text:tab/>“I wish I were free from this prison.”</text:p>
      <text:p text:style-name="Standard"><text:tab/>The stone fairy took a great breath and blew out small pebbles and dust, which filled the prison cell, swirled around the prisoner, and he disappeared.</text:p>
      <text:p text:style-name="Standard"><text:tab/>The prisoner was now upon the surface, where light could move about freely and the air <text:soft-page-break/>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tab/><text:bookmark-start text:name="__DdeLink__51_1197986993"/>The stone fairy suddenly reappeared.<text:bookmark-end text:name="__DdeLink__51_1197986993"/></text:p>
      <text:p text:style-name="Standard"><text:tab/>“Good stone fairy, I made <text:span text:style-name="T9">one</text:span> wish, yet you have granted me <text:span text:style-name="T9">two</text:span>!”</text:p>
      <text:p text:style-name="Standard"><text:tab/>“No, prisoner. I have only granted one wish. Because breaking you out of prison would have been illegal, I have sent you back into the past, to the point in time before you committed your acts of discourtesy and aggression against your neighbors.”</text:p>
      <text:p text:style-name="Standard"><text:tab/>“Thank you, good fairy!” <text:soft-page-break/>Then the fairy disappeared.</text:p>
      <text:p text:style-name="Standard"><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34"/>
      <text:h text:style-name="P32" text:outline-level="1"><text:bookmark-start text:name="__RefHeading___Toc1569_255420714"/>The Blind Man and His Neighbors<text:bookmark-end text:name="__RefHeading___Toc1569_255420714"/></text:h>
      <text:p text:style-name="Standard"><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text:soft-page-break/>friendly smile.</text:p>
      <text:p text:style-name="Standard"><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text:tab/>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pened. She quickly grabbed him and entered <text:soft-page-break/>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text:tab/>By how they spoke and acted, he knew they were the people with whom he was familiar. He was certain their eyes were the <text:soft-page-break/>same shape as his, and he was positive their skin was the same color as his own. The man was also sure they weren't too short or too tall.</text:p>
      <text:p text:style-name="Standard"><text:tab/>A doctor came into the room where the man was recovering. He said, “Your eyes had quite a shock but they'll be fine. In time, you'll see just as well as before—maybe even better.”</text:p>
      <text:p text:style-name="Standard"><text:tab/>“That's great news, Doctor. You've done such a good job, and seem very competent and well-educated. You are certainly one of God's creatures.”</text:p>
      <text:p text:style-name="Standard"><text:tab/>“Thank you, sir,” the doctor pleasantly acknowledged.</text:p>
      <text:p text:style-name="Standard"><text:tab/>“And the nurses here are very good, too. They seem well-trained and able to communicate with the patients quite well. They're very compassionate and understanding. They must have <text:soft-page-break/>been raised in good and decent families.”</text:p>
      <text:p text:style-name="Standard"><text:tab/>The doctor smiled and said, “I'll pass along your high praises to them. I have to visit some other patients now. Rest easy and may God bless you and your family.”</text:p>
      <text:p text:style-name="Standard"><text:tab/>“And you as well, Doctor.”</text:p>
      <text:p text:style-name="Standard"><text:tab/>The doctor left, and the man's family entered. They were overjoyed to hear that his sight would return. They visited everyday and brought fresh food from their garden to give to the hospital staff.</text:p>
      <text:p text:style-name="Standard"><text:tab/>Several months passed and finally the man's bandages could be removed. The doctor was in the room and also a nurse, ready to assist. Another person was cleaning the room, making sure that patients didn't get infections and always had clean <text:soft-page-break/>sheets and a clean bathroom to use. The family was waiting outside.</text:p>
      <text:p text:style-name="Standard"><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Standard"><text:tab/>The man quickly realized that his wife—in her panic—had taken him to the hospital in the strange town because it was the closest. He was grateful, and now knew he'd been using his eyes, not his heart, to judge <text:soft-page-break/>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p text:style-name="P34"/>
      <text:h text:style-name="P32" text:outline-level="1"><text:bookmark-start text:name="__RefHeading___Toc1571_255420714"/>William and Mary<text:bookmark-end text:name="__RefHeading___Toc1571_255420714"/></text:h>
      <text:p text:style-name="Standard"><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text:tab/>He missed the company of people his own age, men and women who understood each other, <text:soft-page-break/>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text:tab/>William walked for about ten minutes but didn't see his neighbors, so decided he'd walk to the old, rusty iron bench set up for pedestrians, set off from the road several feet. After a few minutes, he could see the <text:soft-page-break/>corner of the bench—the rest was blocked by a large oak tree. As he walked around the tree, he saw a woman sitting on the bench. He'd never seen her before, which surprised him because he'd lived in the area for forty years.</text:p>
      <text:p text:style-name="Standard"><text:tab/>William greeted her. “Good afternoon, Ma'am.”</text:p>
      <text:p text:style-name="Standard"><text:tab/>“Good afternoon.” She looked in front of her from left to right, then back at William. “It's such a beautiful day.”</text:p>
      <text:p text:style-name="Standard"><text:tab/>“It sure is. My name's William. I don't recall meeting you before.”</text:p>
      <text:p text:style-name="Standard"><text:tab/>“I'm called Mary. I moved into the city a few months ago. I was feeling a bit crowded so I thought I'd go for a walk. It's nice to meet you, William.”</text:p>
      <text:p text:style-name="Standard"><text:tab/>“Same here.” He sat down <text:soft-page-break/>next to Mary, a respectable twelve inches between them.</text:p>
      <text:p text:style-name="Standard"><text:tab/>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text:tab/>“Mary, I enjoy your company very much. I'd like to invite you to come stay with me for a couple weeks?” He gently took her hand in his.</text:p>
      <text:p text:style-name="Standard"><text:tab/>Before answering, she coughed into her free hand. “I think that's a wonderful idea. I'll bring a small suitcase with some clothes and other odds-and-<text:soft-page-break/>ends tomorrow. That should be all I need.”</text:p>
      <text:p text:style-name="Standard"><text:tab/>“That cough doesn't sound good. Are you okay?”</text:p>
      <text:p text:style-name="Standard"><text:tab/>“Yes, I'm fine.” Mary answered nonchalantly. “Just a little cold I think.” They hugged each other and then parted.</text:p>
      <text:p text:style-name="Standard"><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text:soft-page-break/>fortable here?”</text:p>
      <text:p text:style-name="Standard"><text:tab/>“Oh, yes,” she replied. She looked at the two paintings on the wall, and the light blue curtains over the window, and pictures of his family on a bookcase. “It's beautiful, and the bed is the same kind as the one have it at home. I'm sure I'll be just fine.”</text:p>
      <text:p text:style-name="Standard"><text:tab/>They had dinner together that evening. Afterward, they played cards, talked, and watched television. Around ten they both became tired and went to their rooms for a good night's sleep.</text:p>
      <text:p text:style-name="Standard"><text:tab/>The next two weeks were a very happy time for them. Besides simply enjoying each others' company, they helped each other equally. Mary fixed nutritious meals for William, dusted the glass on his pictures hung <text:soft-page-break/>on the wall, and folded his laundry. William read the newspaper to Mary (she had poor eyesight), taught her how to unclog a stuck drain, and showed her the best way to pound a nail in the wall.</text:p>
      <text:p text:style-name="Standard"><text:tab/>The two weeks came to and end. Mary woke up feeling short of breath. She knocked on William's door. He got up to open it. He looked in her eyes, heard her breath, and knew she was ill. “What's wrong?”</text:p>
      <text:p text:style-name="Standard"><text:tab/>“I'm just a little short of breath, and feeling a little dizzy. Would it be okay if I stayed here another day or two?”</text:p>
      <text:p text:style-name="Standard"><text:tab/>“Of course. Why don't you lie back down and I'll bring you some orange juice.”</text:p>
      <text:p text:style-name="Standard"><text:tab/>“Okay. Thank you, William.” He lightly stroked her hair as she went back into her room. He <text:soft-page-break/>came back with the orange juice. “I'm just not thirsty right now. Why don't you set it down over on the end table. I promise I'll drink it soon.”</text:p>
      <text:p text:style-name="Standard"><text:tab/>He set the orange juice down and left the room when he saw she had nodded back off to sleep.</text:p>
      <text:p text:style-name="Standard"><text:tab/>Later on that morning, William suddenly felt a bit tired and weak himself. He planned on taking a nap but first went<text:span text:style-name="T10"> into Mary's room to check on her. He saw she hadn't yet touched her juice. He pulled a chair over to her bed and sat down.</text:span></text:p>
      <text:p text:style-name="Standard"><text:tab/>Mary slowly opened her eyes and saw William sitting nearby, looking like he was about to fall asleep. “William, come lie next to me, and hold me.” William slowly rose from his <text:soft-page-break/>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Standard">≈ ≈ ≈</text:p>
      <text:p text:style-name="Standard"><text:tab/>The next day, a police car drove into William's driveway. Two officers were inside.</text:p>
      <text:p text:style-name="Standard"><text:tab/>“Stop here, Bart.” Bart parked pressed the brakes and the car came to complete stop. He put the gear shift lever into the “park” position. <text:tab/>“Steve, you sure this is the right address.”</text:p>
      <text:p text:style-name="Standard"><text:tab/>Steve checked his notebook, and compared it to the number on the front of the house. “Yeah, <text:soft-page-break/>this is it.”</text:p>
      <text:p text:style-name="Standard"><text:tab/>Bart inquired, “Who called it in?”</text:p>
      <text:p text:style-name="Standard"><text:tab/>“James Middleton, his son. He reported 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age.”</text:p>
      <text:p text:style-name="Standard"><text:tab/>Bart sighed sadly, “Okay. Let's go.” They left the vehicle running and walked up the steps to the front door. Steve knocked once, and waited fifteen seconds before trying the doorbell. Steve looked at Bart, who nodded, then he opened the door. They walked inside and looked <text:soft-page-break/>into each room. Finally, they found William lying on the bed, a glass of orange juice half-full on a nearby end table. Steve <text:s/>sat in a chair and checked William for a pulse, then checked his pupils, which failed to contract. “He's dead.”</text:p>
      <text:p text:style-name="Standard">“Hmmm... no apparent cause, but the coroner can determine that.”</text:p>
      <text:p text:style-name="Standard"><text:tab/>“Yeah. Busy day for Stan. He's got that other one too.”</text:p>
      <text:p text:style-name="Standard"><text:tab/>“Usually they don't have a smile on their face. I wonder what he was thinking about when he died.”</text:p>
      <text:p text:style-name="Standard"><text:tab/>“I dunno. Just like that one I found this morning.”</text:p>
      <text:p text:style-name="Standard"><text:tab/>“Two in one day. I hope I have a smile on my face when I go.”</text:p>
      <text:p text:style-name="Standard"><text:tab/>“I don't like to think about it. That gal me and Roger found <text:soft-page-break/>this morning at her home on Fifth and Main... Mary was her name... she was lying in bed with a big smile on her face, too. On the coffee table in her living was a suitcase that was open and half-packed... but she had that big smile on her face, just like this guy here. I hope wherever she was going she called ahead.”</text:p>
      <text:p text:style-name="Standard"><text:tab/>“That's not funny.”</text:p>
      <text:p text:style-name="Standard"><text:tab/>“Wasn't meant to be.”</text:p>
      <text:p text:style-name="Standard">The two officers called for an ambulance and William's body was soon taken away to its final resting place, his spirit departing the Earth for its new home.</text:p>
      <text:p text:style-name="P12"/>
      <text:p text:style-name="P34"/>
      <text:p text:style-name="P34"/>
      <text:h text:style-name="P32" text:outline-level="1"><text:bookmark-start text:name="__RefHeading___Toc1573_255420714"/>Mount Solation<text:bookmark-end text:name="__RefHeading___Toc1573_255420714"/></text:h>
      <text:p text:style-name="Standard"><text:tab/>Once upon a time there was a mountain. Upon that mountain stood a man who was almost completely alone. The clouds swarming above were his companions.</text:p>
      <text:p text:style-name="Standard"><text:tab/> One day, the man decided to give names to all the clouds. After 100,000 years, giving names to all the clouds became tiresome for the man, so he changed his mind. After 10,000 years of not naming clouds, he thought to name the raindrops which the clouds produced. After <text:soft-page-break/>50,000 years, naming raindrops grew tiresome so he ceased giving names to the raindrops. The man, of course, became very bored. </text:p>
      <text:p text:style-name="Standard"><text:tab/>After 5,000 years had passed, he had the idea to give names to the grains of sand and dirt he saw on the mountain. After 25,000 years, this began to tire the man. He decided to quit naming all the grains of sand and dirt. </text:p>
      <text:p text:style-name="Standard"><text:tab/>After 10,000 years of not giving names to anything, he again fell victim to boredom. The man decided to name the mountain upon which he was standing. He thought about what name to call the mountain for 20,000 years. The man finally decided to call it "Mount Solation." He was very satisfied with the name and decided to go to sleep. He was extremely <text:soft-page-break/>tired, and slept for 5000 years.</text:p>
      <text:p text:style-name="Standard"><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Standard"><text:tab/>"What's your name?"</text:p>
      <text:p text:style-name="Standard"><text:tab/>The man looked disappointed. "I forgot to give myself a name. I am the man."</text:p>
      <text:p text:style-name="Standard"><text:tab/>"There are many men", she laughed and smiled pleasantly. "Everyone has a name. You must have one too."</text:p>
      <text:p text:style-name="Standard"><text:tab/>The man replied, "You say everyone has a name, then I agree that I must have one too. Unfortunately, if I ever had a name, I have forgotten it. What <text:soft-page-break/>is your name?"</text:p>
      <text:p text:style-name="Standard"><text:tab/>"Theresa", the woman replied.</text:p>
      <text:p text:style-name="Standard"><text:tab/>"May I have it?"</text:p>
      <text:p text:style-name="Standard"><text:tab/>"Have what?" Theresa inquired.</text:p>
      <text:p text:style-name="Standard"><text:tab/>"Your name", the man answered.</text:p>
      <text:p text:style-name="Standard"><text:tab/>Theresa laughed and smiled pleasantly. "But if I give you my name, then I won't have one."</text:p>
      <text:p text:style-name="Standard"><text:tab/>"I understand. Perhaps I will give myself a name. I have named many clouds, raindrops, grains of sand and dirt, and also this mountain. Giving a name to myself should be very simple."</text:p>
      <text:p text:style-name="Standard"><text:tab/>"One should hope so", Theresa laughed and smiled pleasantly.</text:p>
      <text:p text:style-name="Standard"><text:tab/>The man sat down on a rock <text:soft-page-break/>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text:tab/>At the end of that time, a solution entered into the mind of the man. "Today I will go down to the bottom of Mount So<text:soft-page-break/>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Standard"><text:tab/>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Standard"><text:tab/>As he drew nearer, he recognized Theresa. "Theresa!" He yelled out to her. Theresa then recognized him also, and responded back, "Hello, man!"</text:p>
      <text:p text:style-name="Standard"><text:soft-page-break/><text:tab/>They approached each other, and the man said, "I've come to tell you my new name."</text:p>
      <text:p text:style-name="Standard"><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Standard"><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ext:soft-page-break/><text:tab/>Theresa said, "That's all right. I don't want to know how much time or how many thoughts you've spent choosing the name you've given yourself. I would just like to hear your name."</text:p>
      <text:p text:style-name="Standard"><text:tab/>"Joseph", the man replied.</text:p>
      <text:p text:style-name="Standard"><text:tab/>"I like that name. You've given yourself a fine name, Joseph."</text:p>
      <text:p text:style-name="Standard"><text:tab/>"Thank you, Theresa. I came to find you so I could tell you my new name. Now that I have told you, I will go back up to the top of Mount Solation."</text:p>
      <text:p text:style-name="Standard"><text:tab/>"Joseph, instead of going back to the top of your mountain, would you like to walk down to the bottom with me?"</text:p>
      <text:p text:style-name="Standard"><text:tab/>"What is at the bottom of Mount Solation?"</text:p>
      <text:p text:style-name="Standard"><text:tab/>"The same things that are at the top: clouds, raindrops, and <text:soft-page-break/>grains of sand and dirt. Also, I live at the bottom, and so do other men and women. There are many other things at the bottom of your mountain which aren't at the top."</text:p>
      <text:p text:style-name="Standard"><text:tab/>"It sounds very much as what the clouds used to whisper to me. They used to tell me about life, men, and women."</text:p>
      <text:p text:style-name="Standard"><text:tab/>Theresa said, "The clouds would know about all of those things. They've seen it all. It was a cloud who whispered to me, and that's how I found you when we first met; before you had given yourself a name."</text:p>
      <text:p text:style-name="Standard"><text:tab/>Joseph and Theresa began walking down Mount Solation toward the bottom. Joseph asked, "Did the cloud tell you its name?"</text:p>
      <text:p text:style-name="Standard"><text:tab/>"Yes. After the cloud told me where to find you, and that <text:soft-page-break/>you were on the top of your mountain naming all the clouds, the cloud told me that its name was 'Theresa.'"</text:p>
      <text:p text:style-name="Standard"><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Standard"><text:tab/>"Theresa answered, "You won't find that cloud. It became some of the raindrops that you named. It now floats through a <text:soft-page-break/>river which passes along the bottom of your mountain. It often carries with it many of the grains of sand and dirt which you've named."</text:p>
      <text:p text:style-name="Standard"><text:tab/>"It saddens me about that cloud being gone”, Joseph sadly stated.</text:p>
      <text:p text:style-name="Standard"><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text:tab/>Joseph and Theresa spent much of the time talking on their walk down to the bottom of Mount Solation. When they fi<text:soft-page-break/>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pered about to him, once upon a time.</text:p>
      <text:p text:style-name="P34"/>
      <text:p text:style-name="P34"/>
      <text:h text:style-name="P32" text:outline-level="1"><text:bookmark-start text:name="__RefHeading___Toc1575_255420714"/>The Money Trees<text:bookmark-end text:name="__RefHeading___Toc1575_255420714"/></text:h>
      <text:p text:style-name="Standard"><text:tab/>There was once a beautiful kingdom peacefully ruled by a benevolent king and queen. In financial terms, the kingdom's citizens were much like our own: some were rich, some were poor, and some fell comfortably into the middle.</text:p>
      <text:p text:style-name="Standard"><text:tab/>The king's son, Prince Cameron, was rich. He was highly educated, but sometimes didn't utilize his skills and talents. He spent most of his time gambling, partying, and neglecting <text:soft-page-break/>lessons that would teach him how to be a good ruler.</text:p>
      <text:p text:style-name="Standard"><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text:tab/>Johann had become friends with a peddler named Elijah, who resided about four kilometers beyond the border of the kingdom. He was a pleasant fellow and was always greeted with friendly smiles when he came to the kingdom to peddle his reasonably-priced items. Elijah also brought news to the citi<text:soft-page-break/>zens about noteworthy developments occurring throughout the region. Elijah and Johann met with each other frequently. Often, their days were highlighted by stimulating and friendly conversation.</text:p>
      <text:p text:style-name="Standard"><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text:soft-page-break/>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text:tab/>After burying the penny in his backyard, he said a prayer to Plutus, the god of wealth and <text:soft-page-break/>good luck. Johann remembered to thank him for his generosity. He then went inside to greet his family and share the evening meal with them.</text:p>
      <text:p text:style-name="Standard"><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text:soft-page-break/>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tab/> After work that day, Johann joined Elijah at the center of town. Elijah was intrigued at the prospect of someone else having news for a change.</text:p>
      <text:p text:style-name="Standard"><text:tab/>“You buried the penny because you believed saving it was more important than spending it?”</text:p>
      <text:p text:style-name="Standard"><text:soft-page-break/><text:tab/>“That's right. I buried the penny and prayed to Plutus and gave him thanks. This morning I discovered the penny had sprouted overnight into a money tree.”</text:p>
      <text:p text:style-name="Standard"><text:tab/>“You can't be serious. How's that possible?”</text:p>
      <text:p text:style-name="Standard"><text:tab/>Johann showed Elijah the two silver coins. Elijah had heard stories about money trees during his travels—and when he was a child his parents often complained about not having one—but he had never seen anyone produce money from a tree before.</text:p>
      <text:p text:style-name="Standard"><text:tab/>“Johann, that's amazing! I have a few pennies at home. I think I'll bury one tonight and hope my soil is as good as yours.” The men both laughed and went on their way. Elijah rushed home to bury a penny, and Johann went home to bury his two silver <text:soft-page-break/>coins—to save them for the time when they would be most useful.</text:p>
      <text:p text:style-name="Standard"><text:tab/>After Elijah arrived home and finished burying his penny, he said a prayer to Plutus and thanked him for his life as a peddler—a life that offered financial security and gave him many opportunities to meet and talk with the good people of the land.</text:p>
      <text:p text:style-name="Standard"><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text:soft-page-break/>kingdom for the day's work.</text:p>
      <text:p text:style-name="Standard"><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ext:tab/>The next morning, he had a <text:soft-page-break/>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ext:tab/>The following day, the prince used the money from his tree to buy the castle being built in the west. He hired more workers to expedite its construction. When it was completed, he hired many filthy peasants to keep it clean and <text:soft-page-break/>work the land surrounding it. He hired many servants to clean his bedroom—all of whom were female—but always fired them the next morning, before they even had a chance to eat breakfast.</text:p>
      <text:p text:style-name="Standard"><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text:soft-page-break/><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Standard"><text:tab/>“Yes, I think you're right,” Johann replied. “I hope it's not a pattern that continues. Stephen gets very thirsty. Doctor Redmond said he needs to drink a lot of water, so I hope we aren't headed for a drought. <text:soft-page-break/>If water can't be found, I wouldn't be able to buy any no matter how much silver my tree produces.”</text:p>
      <text:p text:style-name="Standard"><text:tab/>“He's not doing any better?”</text:p>
      <text:p text:style-name="Standard"><text:tab/>“He's stable, but there's been no significant improvement within the last two months. My wife and I look forward to him smiling again with healthy cheeks.”</text:p>
      <text:p text:style-name="Standard"><text:tab/>“Tell him I said hi. I'll stop by to visit him tomorrow.”</text:p>
      <text:p text:style-name="Standard"><text:tab/>“He'd like that. Stephen says you're his favorite peddler. All the toys I give him—the ones I buy from you—he keeps near his bed. They're his favorite.”</text:p>
      <text:p text:style-name="Standard"><text:tab/>“That's nice.” Elijah smiled, and then reached into his cart and grabbed a new toy; a stick with a wooden wheel at<text:soft-page-break/>tached using a small pin. Elijah placed his finger on the edge of the wheel and spun it. “You give this to him. It's a present, free of charge.”</text:p>
      <text:p text:style-name="Standard"><text:tab/>“Thank you, Elijah. It's very intricate; he likes these technological gadgets. I have to go now. I wish you a good evening and safe journey home.”</text:p>
      <text:p text:style-name="Standard"><text:tab/>“To you as well, Johann.”</text:p>
      <text:p text:style-name="Standard"><text:tab/>And the two men each departed for their respective homes.</text:p>
      <text:p text:style-name="Standard"><text:tab/>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text:soft-page-break/>sary Liquids.</text:p>
      <text:p text:style-name="Standard"><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9">before</text:span> the king declared drought conditions). The money trees belonging to Prince <text:soft-page-break/>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Standard"><text:tab/>As Johann waited for the messengers to return, 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soft-page-break/><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text:soft-page-break/>speaking when he suddenly spotted eight riders on horseback approach the east kingdom gate, each with a passenger accompanying him. “An attack? A scouting party?”</text:p>
      <text:p text:style-name="Standard"><text:tab/>“No, my Lord,” answered the general. By the number, I judge them to be the messengers and physicians your gardener has hired.”</text:p>
      <text:p text:style-name="Standard"><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text:soft-page-break/>fortable place to sleep for the night. If the physicians require anything to help treat Stephen, your lieutenants should notify me immediately.”</text:p>
      <text:p text:style-name="Standard"><text:tab/>“Yes, Sir!” The general left to delegate the tasks and ensure the king's orders were fulfilled.</text:p>
      <text:p text:style-name="Standard"><text:tab/>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text:soft-page-break/>rain will continue.” </text:p>
      <text:p text:style-name="Standard"><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text:tab/>Within two days, Stephen's <text:soft-page-break/>health improved only a little. After five more days, however, Stephen was on his feet again, playing with Elijah's toys. Johann paid them all an extra 500 gold coins and they returned to their respective countries.</text:p>
      <text:p text:style-name="Standard"><text:tab/>Two weeks later, Johann went into town to meet Elijah. His peddling cart was fully stocked with a variety of interesting items, but he had no extra silver coins. “I'm just glad I have a full inventory.”</text:p>
      <text:p text:style-name="Standard"><text:tab/>“I heard Prince Cameron isn't doing very well. He's got some new disease that even those eight specialists can't cure.”</text:p>
      <text:p text:style-name="Standard"><text:tab/>“I heard the same. Well, maybe praying will help.”</text:p>
      <text:p text:style-name="Standard"><text:tab/>The two men talked for a while, then Johann returned home. He opened the front door and saw Stephen at the kitchen <text:soft-page-break/>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text:soft-page-break/>around each other. They filled two glasses full of water, said a prayer requesting good health and financial stability for their family, and then went to bed.</text:p>
      <text:p text:style-name="P7"/>
      <text:p text:style-name="CSP_20_-_20_Chapter_20_Body_20_Text"><text:s/></text:p>
      <text:p text:style-name="CSP_20_-_20_Chapter_20_Body_20_Text"/>
      <text:p text:style-name="CSP_20_-_20_Chapter_20_Body_20_Text"/>
      <text:p text:style-name="P26"/>
      <text:p text:style-name="P25"/>
      <text:p text:style-name="P19"/>
      <text:p text:style-name="P20"/>
      <text:p text:style-name="CSP_20_-_20_Chapter_20_Body_20_Text"><text:s text:c="2"/></text:p>
      <text:p text:style-name="P22"/>
      <text:p text:style-name="P21"/>
      <text:p text:style-name="P21"/>
      <text:p text:style-name="P21"/>
      <text:p text:style-name="P21"/>
      <text:p text:style-name="P30"/>
      <text:p text:style-name="P23"/>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text-align="justify" style:justify-single-word="false" fo:orphans="0" fo:widows="0" fo:hyphenation-ladder-count="no-limit" style:page-number="auto" style:writing-mode="lr-tb"/>
      <style:text-properties style:use-window-font-color="true" loext:opacity="0%" style:font-name="Liberation Mono" fo:font-family="'Liberation Mono'" style:font-style-name="Regular" style:font-family-generic="modern" style:font-pitch="fixed"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Standard" style:default-outline-level="1" style:list-style-name="" style:master-page-name="">
      <style:paragraph-properties fo:margin-top="2.5in" fo:margin-bottom="0.4in" style:contextual-spacing="false" fo:line-height="100%" fo:text-align="start" style:justify-single-word="false" fo:hyphenation-ladder-count="no-limit"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2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style:master-page style:name="Numbers" style:page-layout-name="Mpm3" draw:style-name="Mdp2">
      <style:header>
        <text:p text:style-name="MP1">Mental Dimensions <text:s text:c="2"/><text:span text:style-name="MT1">∞ <text:s text:c="2"/></text:span><text:page-number text:select-page="current">143</text:page-number><text:s text:c="3"/></text:p>
      </style:header>
      <style:header-left>
        <text:p text:style-name="MP2"><text:span text:style-name="MT1"><text:page-number text:select-page="current">142</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20T23:51:16.107095004</dc:date>
    <meta:print-date>2012-06-30T11:19:00</meta:print-date>
    <meta:editing-cycles>83</meta:editing-cycles>
    <meta:editing-duration>P2171DT16H32M8S</meta:editing-duration>
    <meta:generator>LibreOffice/7.2.6.2$Linux_X86_64 LibreOffice_project/20$Build-2</meta:generator>
    <meta:document-statistic meta:table-count="1" meta:image-count="1" meta:object-count="0" meta:page-count="151" meta:paragraph-count="432" meta:word-count="14364" meta:character-count="80525" meta:non-whitespace-character-count="66191"/>
    <meta:user-defined meta:name="Info 2"/>
    <meta:user-defined meta:name="Info 3"/>
    <meta:user-defined meta:name="Info 4"/>
    <meta:user-defined meta:name="Publisher">CSP - Templates</meta:user-defined>
  </office:meta>
</office:document-meta>
</file>